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华文楷体" svg:font-family="华文楷体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List_20_Paragraph" style:list-style-name="WWNum28"/>
    <style:style style:name="P3" style:family="paragraph" style:parent-style-name="List_20_Paragraph" style:list-style-name="WWNum30"/>
    <style:style style:name="P4" style:family="paragraph" style:parent-style-name="List_20_Paragraph" style:list-style-name="WWNum30">
      <style:text-properties officeooo:rsid="00012689" officeooo:paragraph-rsid="000357bf"/>
    </style:style>
    <style:style style:name="P5" style:family="paragraph" style:parent-style-name="List_20_Paragraph" style:list-style-name="WWNum30">
      <style:text-properties officeooo:rsid="00012689" officeooo:paragraph-rsid="0003eefb"/>
    </style:style>
    <style:style style:name="P6" style:family="paragraph" style:parent-style-name="List_20_Paragraph" style:list-style-name="WWNum30">
      <style:text-properties officeooo:rsid="00012689" officeooo:paragraph-rsid="000521c6"/>
    </style:style>
    <style:style style:name="P7" style:family="paragraph" style:parent-style-name="List_20_Paragraph" style:list-style-name="WWNum30">
      <style:paragraph-properties fo:line-height="100%"/>
      <style:text-properties officeooo:rsid="00012689" officeooo:paragraph-rsid="00022e80"/>
    </style:style>
    <style:style style:name="P8" style:family="paragraph" style:parent-style-name="List_20_Paragraph" style:list-style-name="WWNum30">
      <style:paragraph-properties fo:line-height="100%"/>
      <style:text-properties officeooo:rsid="00012689" officeooo:paragraph-rsid="000357bf"/>
    </style:style>
    <style:style style:name="P9" style:family="paragraph" style:parent-style-name="List_20_Paragraph" style:list-style-name="WWNum30">
      <style:text-properties officeooo:rsid="00022e80" officeooo:paragraph-rsid="000357bf"/>
    </style:style>
    <style:style style:name="P10" style:family="paragraph" style:parent-style-name="List_20_Paragraph" style:list-style-name="WWNum30">
      <style:text-properties officeooo:rsid="00022e80" officeooo:paragraph-rsid="0003eefb"/>
    </style:style>
    <style:style style:name="P11" style:family="paragraph" style:parent-style-name="List_20_Paragraph" style:list-style-name="WWNum30">
      <style:text-properties officeooo:rsid="00022e80" officeooo:paragraph-rsid="000521c6"/>
    </style:style>
    <style:style style:name="P12" style:family="paragraph" style:parent-style-name="List_20_Paragraph" style:list-style-name="WWNum30">
      <style:paragraph-properties fo:line-height="200%"/>
      <style:text-properties officeooo:rsid="00022e80" officeooo:paragraph-rsid="00022e80"/>
    </style:style>
    <style:style style:name="P13" style:family="paragraph" style:parent-style-name="List_20_Paragraph" style:list-style-name="WWNum30">
      <style:text-properties fo:font-weight="bold" style:font-weight-asian="bold" style:font-weight-complex="bold"/>
    </style:style>
    <style:style style:name="P14" style:family="paragraph" style:parent-style-name="List_20_Paragraph" style:list-style-name="WWNum30">
      <style:paragraph-properties fo:line-height="100%"/>
      <style:text-properties fo:font-weight="bold" officeooo:paragraph-rsid="00012689" style:font-weight-asian="bold" style:font-weight-complex="bold"/>
    </style:style>
    <style:style style:name="P15" style:family="paragraph" style:parent-style-name="List_20_Paragraph" style:list-style-name="WWNum30">
      <style:paragraph-properties fo:margin-top="0.503cm" fo:margin-bottom="0.785cm" loext:contextual-spacing="true" fo:line-height="200%"/>
      <style:text-properties officeooo:rsid="00012689" officeooo:paragraph-rsid="00012689"/>
    </style:style>
    <style:style style:name="P16" style:family="paragraph" style:parent-style-name="List_20_Paragraph" style:list-style-name="WWNum30">
      <style:paragraph-properties fo:margin-left="3.701cm" fo:margin-right="0cm" fo:margin-top="0cm" fo:margin-bottom="0cm" loext:contextual-spacing="false" fo:line-height="100%" fo:text-indent="-0.64cm" style:auto-text-indent="false" style:writing-mode="lr-tb">
        <style:tab-stops/>
      </style:paragraph-properties>
      <style:text-properties officeooo:rsid="00022e80" officeooo:paragraph-rsid="00022e80"/>
    </style:style>
    <style:style style:name="P17" style:family="paragraph" style:parent-style-name="List_20_Paragraph" style:list-style-name="WWNum30">
      <style:paragraph-properties fo:margin-top="0cm" fo:margin-bottom="0cm" loext:contextual-spacing="true" fo:line-height="100%"/>
      <style:text-properties officeooo:rsid="00012689" officeooo:paragraph-rsid="00012689"/>
    </style:style>
    <style:style style:name="P18" style:family="paragraph" style:parent-style-name="List_20_Paragraph" style:list-style-name="WWNum30">
      <style:paragraph-properties fo:margin-top="0cm" fo:margin-bottom="0.282cm" loext:contextual-spacing="true" fo:line-height="100%"/>
      <style:text-properties officeooo:rsid="00012689" officeooo:paragraph-rsid="00022e80"/>
    </style:style>
    <style:style style:name="P19" style:family="paragraph" style:parent-style-name="List_20_Paragraph">
      <style:paragraph-properties fo:break-before="pag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text-align="center"/>
    </style:style>
    <style:style style:name="T1" style:family="text">
      <style:text-properties style:language-complex="fr" style:country-complex="FR"/>
    </style:style>
    <style:style style:name="T2" style:family="text">
      <style:text-properties officeooo:rsid="00012689"/>
    </style:style>
    <style:style style:name="T3" style:family="text">
      <style:text-properties officeooo:rsid="00022e80"/>
    </style:style>
    <style:style style:name="T4" style:family="text">
      <style:text-properties officeooo:rsid="00029df0"/>
    </style:style>
    <style:style style:name="T5" style:family="text">
      <style:text-properties officeooo:rsid="000357bf"/>
    </style:style>
    <style:style style:name="T6" style:family="text">
      <style:text-properties officeooo:rsid="0003eefb"/>
    </style:style>
    <style:style style:name="T7" style:family="text">
      <style:text-properties officeooo:rsid="000521c6"/>
    </style:style>
    <style:style style:name="T8" style:family="text">
      <style:text-properties officeooo:rsid="0007d0d5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ndara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华文楷体" style:font-size-asian="11pt" style:language-asian="ja" style:country-asian="JP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1.282cm" fo:min-width="4.075cm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82cm" fo:min-width="5.53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282cm" fo:min-width="6.562cm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282cm" fo:min-width="4.075cm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282cm" fo:min-width="6.562cm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443cm" fo:min-width="2.5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282cm" fo:min-width="4.075cm" style:run-through="foreground" style:wrap="none" style:wrap-contour-mode="full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282cm" fo:min-width="6.562cm" style:run-through="foreground" style:wrap="none" style:wrap-contour-mode="full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282cm" fo:min-width="4.075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ure projet MIPS</text:p>
      <text:h text:style-name="Heading_20_1" text:outline-level="1">Liste des opérations</text:h>
      <text:list xml:id="list7393991868181164103" text:style-name="WWNum28">
        <text:list-item>
          <text:p text:style-name="P2">On lit dans le fichier binaire et on récupère une instruction, on doit sauvegarder l’endroit où on s’est arrêté de lire.</text:p>
        </text:list-item>
        <text:list-item>
          <text:p text:style-name="P2">On lit l’en-tête de l’instruction et en fonction on détermine si on doit aller récupérer des valeurs dans des registres et quelle action le processeur va effectuer.</text:p>
        </text:list-item>
        <text:list-item>
          <text:p text:style-name="P2"><text:s/>On va récupérer les valeurs dans les registres correspondants si nécessaire.</text:p>
        </text:list-item>
        <text:list-item>
          <text:p text:style-name="P2">On applique l’opération de l’instruction (ADD, BNE, …)</text:p>
        </text:list-item>
        <text:list-item>
          <text:p text:style-name="P2">On écrit dans les registres</text:p>
        </text:list-item>
        <text:list-item>
          <text:p text:style-name="P2">On affiche les registres</text:p>
        </text:list-item>
      </text:list>
      <text:h text:style-name="Heading_20_1" text:outline-level="1">Formats nécessaires</text:h>
      <text:list xml:id="list34461799044111624" text:style-name="WWNum30">
        <text:list-item>
          <text:p text:style-name="P3">Registre : tableau d’entiers de 34 cases</text:p>
        </text:list-item>
      </text:list>
      <text:h text:style-name="Heading_20_1" text:outline-level="1">Modules</text:h>
      <text:list xml:id="list111417855027516" text:continue-numbering="true" text:style-name="WWNum30">
        <text:list-item>
          <text:p text:style-name="P14">Module <text:span text:style-name="T2">traduction</text:span> :</text:p>
          <text:list>
            <text:list-item>
              <text:p text:style-name="P15">Récupération du code <text:span text:style-name="T3">(recupCode)</text:span></text:p>
              <text:list>
                <text:list-item>
                  <text:p text:style-name="P17">Paramètres : nom du fichier à lire, <text:span text:style-name="T3">ligne que l’on va récupérer, indice où on va suspendre la lecture</text:span></text:p>
                </text:list-item>
                <text:list-item>
                  <text:p text:style-name="P16">Renvoie : valeur que l’on utilise dans l’exécution du code</text:p>
                </text:list-item>
              </text:list>
            </text:list-item>
            <text:list-item>
              <text:p text:style-name="P18"><text:span text:style-name="T4">Sépare les blocs de l’instruction</text:span> <text:span text:style-name="T3">(separation)</text:span></text:p>
              <text:list>
                <text:list-item>
                  <text:p text:style-name="P7">Paramètres : <text:span text:style-name="T4">instruction</text:span>, <text:span text:style-name="T4">opérande, valeur de l’opérande</text:span></text:p>
                </text:list-item>
                <text:list-item>
                  <text:p text:style-name="P12">Renvoie : <text:span text:style-name="T4">rien</text:span></text:p>
                </text:list-item>
              </text:list>
            </text:list-item>
            <text:list-item>
              <text:p text:style-name="P8"><text:span text:style-name="T5">Fait un lien entre opération et un numéro, cela facilite la suite (findIndic)</text:span></text:p>
              <text:list>
                <text:list-item>
                  <text:p text:style-name="P4">Paramètres : <text:span text:style-name="T5">tableau contenant les opérations possibles, opérande de l’instruction qui est en cours de traitement</text:span></text:p>
                </text:list-item>
                <text:list-item>
                  <text:p text:style-name="P9">Renvoie : <text:span text:style-name="T5">numéro correspondant à l’opération</text:span></text:p>
                </text:list-item>
              </text:list>
            </text:list-item>
            <text:list-item>
              <text:p text:style-name="P5"><text:span text:style-name="T6">Ecrit l’instruction en binaire</text:span> <text:span text:style-name="T3">(ecritureBinaire)</text:span></text:p>
              <text:list>
                <text:list-item>
                  <text:p text:style-name="P5">Paramètres : <text:span text:style-name="T6">tableau contenant les valeurs des opérandes, indice renvoyer par la fonction « findIndic » </text:span></text:p>
                </text:list-item>
                <text:list-item>
                  <text:p text:style-name="P10">Renvoie : <text:span text:style-name="T7">l’instruction en binaire</text:span></text:p>
                </text:list-item>
              </text:list>
            </text:list-item>
            <text:list-item>
              <text:p text:style-name="P6"><text:span text:style-name="T7">Ecriture dans le fichier (ecritureFichier)</text:span></text:p>
              <text:list>
                <text:list-item>
                  <text:p text:style-name="P6">Paramètres : nom du fichier <text:span text:style-name="T7">où il faut écrire</text:span>, <text:span text:style-name="T7">instruction en binaire à écrire</text:span></text:p>
                </text:list-item>
                <text:list-item>
                  <text:p text:style-name="P11">Renvoie : <text:span text:style-name="T7">rien</text:span></text:p>
                </text:list-item>
              </text:list>
            </text:list-item>
          </text:list>
        </text:list-item>
        <text:list-item>
          <text:p text:style-name="P13">Module registre :</text:p>
          <text:list>
            <text:list-item>
              <text:p text:style-name="P3">Lecture dans le registre</text:p>
              <text:list>
                <text:list-item>
                  <text:p text:style-name="P3">Paramètre : nom du registre</text:p>
                </text:list-item>
                <text:list-item>
                  <text:p text:style-name="P3">Renvoie : la valeur contenue dans le registre</text:p>
                </text:list-item>
              </text:list>
            </text:list-item>
            <text:list-item>
              <text:p text:style-name="P3">Ecriture dans le registre</text:p>
              <text:list>
                <text:list-item>
                  <text:p text:style-name="P3">Paramètre : nom du registre, valeur à insérer</text:p>
                </text:list-item>
                <text:list-item>
                  <text:p text:style-name="P3">Renvoie : rien</text:p>
                </text:list-item>
              </text:list>
            </text:list-item>
            <text:list-item>
              <text:p text:style-name="P3">Initialisation, initialise tous les registres à zéro</text:p>
              <text:list>
                <text:list-item>
                  <text:p text:style-name="P3"><text:soft-page-break/>Paramètre : aucun</text:p>
                </text:list-item>
                <text:list-item>
                  <text:p text:style-name="P3">Renvoie : rien</text:p>
                </text:list-item>
              </text:list>
            </text:list-item>
          </text:list>
        </text:list-item>
        <text:list-item>
          <text:p text:style-name="P13">Module processeur :</text:p>
          <text:list>
            <text:list-item>
              <text:p text:style-name="P3">Une fonction par opération</text:p>
              <text:list>
                <text:list-item>
                  <text:p text:style-name="P3">Paramètre : valeur à insérer dans les registres (si besoin)</text:p>
                </text:list-item>
                <text:list-item>
                  <text:p text:style-name="P3">Renvoie : une valeur si besoin</text:p>
                </text:list-item>
              </text:list>
            </text:list-item>
          </text:list>
        </text:list-item>
        <text:list-item>
          <text:p text:style-name="P13">Module affichage :</text:p>
          <text:list>
            <text:list-item>
              <text:p text:style-name="P3">Affiche l’instruction en texte puis en hexadécimal et enfin l’ensemble des registres</text:p>
              <text:list>
                <text:list-item>
                  <text:p text:style-name="P3">Paramètre : valeur à insérer dans les registres (si besoin)</text:p>
                </text:list-item>
                <text:list-item>
                  <text:p text:style-name="P3">Renvoie : une valeur si besoin</text:p>
                </text:list-item>
              </text:list>
            </text:list-item>
          </text:list>
        </text:list-item>
        <text:list-item>
          <text:p text:style-name="P13">Module fichier :</text:p>
          <text:list>
            <text:list-item>
              <text:p text:style-name="P3">Lecture instruction par instruction dans le fichier</text:p>
              <text:list>
                <text:list-item>
                  <text:p text:style-name="P3">Paramètre : nom du fichier</text:p>
                </text:list-item>
                <text:list-item>
                  <text:p text:style-name="P3">Renvoie : l’instruction en binaire</text:p>
                </text:list-item>
              </text:list>
            </text:list-item>
          </text:list>
        </text:list-item>
        <text:list-item>
          <text:p text:style-name="P13"><text:span text:style-name="T8">Module Analyse </text:span>:</text:p>
          <text:list>
            <text:list-item>
              <text:p text:style-name="P3">Analyse de l’instruction et séparation des différents éléments</text:p>
            </text:list-item>
          </text:list>
        </text:list-item>
      </text:list>
      <text:p text:style-name="List_20_Paragraph"/>
      <text:p text:style-name="List_20_Paragraph"/>
      <text:p text:style-name="P19"/>
      <text:p text:style-name="List_20_Paragraph"><draw:custom-shape text:anchor-type="paragraph" draw:z-index="0" draw:name="Shape1" draw:style-name="gr1" draw:text-style-name="P21" svg:width="4.075cm" svg:height="1.283cm" svg:x="2.14cm" svg:y="2.582cm"><text:p text:style-name="P20"><text:span text:style-name="T9">Module</text:span> <text:span text:style-name="T9">Traduction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0" svg:width="5.531cm" svg:height="1.283cm" svg:x="1.214cm" svg:y="4.911cm"><text:p text:style-name="P20"><text:span text:style-name="T9">Module</text:span> <text:span text:style-name="T9">Fichier : Lecture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20" svg:width="6.562cm" svg:height="1.283cm" svg:x="0.896cm" svg:y="0.095cm"><text:p text:style-name="P20"><text:span text:style-name="T9">Module</text:span> <text:span text:style-name="T9">Registre : Initialisation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20" svg:width="4.075cm" svg:height="1.283cm" svg:x="2.087cm" svg:y="7.265cm"><text:p text:style-name="P20"><text:span text:style-name="T9">Module</text:span> <text:span text:style-name="T9">Analyse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20" svg:width="6.562cm" svg:height="1.283cm" svg:x="0.923cm" svg:y="13.721cm"><text:p text:style-name="P20"><text:span text:style-name="T9">Module</text:span> <text:span text:style-name="T9">Registre : Lecture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8" draw:text-style-name="P20" svg:width="4.075cm" svg:height="1.283cm" svg:x="2.113cm" svg:y="16.42cm"><text:p text:style-name="P20"><text:span text:style-name="T9">Module</text:span> <text:span text:style-name="T9">Processeur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9" draw:text-style-name="P20" svg:width="6.562cm" svg:height="1.283cm" svg:x="0.737cm" svg:y="18.722cm"><text:p text:style-name="P20"><text:span text:style-name="T9">Module</text:span> <text:span text:style-name="T9">Registre : Ecriture</text:span></text:p><draw:enhanced-geometry svg:viewBox="0 0 21600 21600" draw:type="rectangle" draw:enhanced-path="M 0 0 L 21600 0 21600 21600 0 21600 0 0 Z N"/></draw:custom-shape><draw:line text:anchor-type="paragraph" draw:z-index="10" draw:name="Shape5" draw:style-name="gr11" draw:text-style-name="P21" svg:x1="4.309cm" svg:y1="2.582cm" svg:x2="4.653cm" svg:y2="2.092cm"><text:p/></draw:line><draw:line text:anchor-type="paragraph" draw:z-index="11" draw:name="Shape5" draw:style-name="gr11" draw:text-style-name="P21" svg:x1="4.283cm" svg:y1="2.436cm" svg:x2="4.018cm" svg:y2="2.092cm"><text:p/></draw:line><draw:custom-shape text:anchor-type="paragraph" draw:z-index="12" draw:name="Shape1" draw:style-name="gr12" draw:text-style-name="P20" svg:width="4.075cm" svg:height="1.283cm" svg:x="2.087cm" svg:y="20.944cm"><text:p text:style-name="P20"><text:span text:style-name="T9">Module</text:span> <text:span text:style-name="T9">Affichage</text:span></text:p><draw:enhanced-geometry svg:viewBox="0 0 21600 21600" draw:type="rectangle" draw:enhanced-path="M 0 0 L 21600 0 21600 21600 0 21600 0 0 Z N"/></draw:custom-shape><draw:custom-shape text:anchor-type="paragraph" draw:z-index="5" draw:name="Shape2" draw:style-name="gr6" svg:width="5.16cm" svg:height="2.885cm" svg:x="1.584cm" svg:y="9.209cm"><text:p>Besoin de lire</text:p><text:p>des registres 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Shape3" draw:style-name="gr7" draw:text-style-name="P21" svg:width="0.398cm" svg:height="0.398cm" svg:x="6.743cm" svg:y="10.3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4" draw:style-name="gr10" draw:text-style-name="P21" svg:x1="4.283cm" svg:y1="1.378cm" svg:x2="4.309cm" svg:y2="2.583cm"><text:p/></draw:line><draw:line text:anchor-type="paragraph" draw:z-index="13" draw:name="Shape6" draw:style-name="gr10" draw:text-style-name="P21" svg:x1="7.14cm" svg:y1="10.532cm" svg:x2="12.405cm" svg:y2="10.558cm"><text:p/></draw:line><draw:line text:anchor-type="paragraph" draw:z-index="14" draw:name="Shape7" draw:style-name="gr10" draw:text-style-name="P21" svg:x1="12.247cm" svg:y1="17.253cm" svg:x2="12.406cm" svg:y2="10.559cm"><text:p/></draw:line><draw:line text:anchor-type="paragraph" draw:z-index="15" draw:name="Shape6" draw:style-name="gr10" draw:text-style-name="P21" svg:x1="6.188cm" svg:y1="17.015cm" svg:x2="12.247cm" svg:y2="16.90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华文楷体" svg:font-family="华文楷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ndara" fo:font-size="11pt" fo:language="fr" fo:country="FR" style:letter-kerning="true" style:font-name-asian="华文楷体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ndara" fo:font-size="11pt" fo:language="fr" fo:country="FR" style:letter-kerning="true" style:font-name-asian="华文楷体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423cm" fo:margin-bottom="0cm" loext:contextual-spacing="false" fo:keep-together="always" fo:keep-with-next="always"/>
      <style:text-properties style:font-name="Candara" fo:font-family="Candara" style:font-family-generic="roman" style:font-pitch="variable" fo:font-size="20pt" fo:font-weight="bold" style:font-name-asian="华文楷体" style:font-family-asian="华文楷体" style:font-family-generic-asian="system" style:font-pitch-asian="variable" style:font-size-asian="20pt" style:font-weight-asian="bold" style:font-name-complex="Tahoma" style:font-family-complex="Tahoma" style:font-family-generic-complex="system" style:font-pitch-complex="variable" style:font-size-complex="20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fo:font-size="16pt" fo:font-weight="bold" style:font-name-asian="华文楷体" style:font-family-asian="华文楷体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fo:font-size="12pt" fo:font-weight="bold" style:font-name-asian="华文楷体" style:font-family-asian="华文楷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fo:font-style="italic" fo:font-weight="bold" style:font-name-asian="华文楷体" style:font-family-asian="华文楷体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auto-update="true" style:default-outline-level="5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auto-update="true" style:default-outline-level="6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auto-update="true" style:default-outline-level="7" style:list-style-name="" style:class="text">
      <style:paragraph-properties fo:margin-top="0.071cm" fo:margin-bottom="0cm" loext:contextual-spacing="false" fo:keep-together="always" fo:keep-with-next="always"/>
      <style:text-properties style:font-name="Candara" fo:font-family="Candara" style:font-family-generic="roman" style:font-pitch="variable" fo:font-style="italic" style:font-name-asian="华文楷体" style:font-family-asian="华文楷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auto-update="true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272727"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 style:font-size-complex="9pt"/>
    </style:style>
    <style:style style:name="Heading_20_9" style:display-name="Heading 9" style:family="paragraph" style:parent-style-name="Standard" style:next-style-name="Standard" style:auto-update="true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text-transform="uppercase" style:font-name="Candara" fo:font-family="Candara" style:font-family-generic="roman" style:font-pitch="variable" fo:font-style="italic" style:font-name-asian="华文楷体" style:font-family-asian="华文楷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ndara" fo:font-family="Candara" style:font-family-generic="roman" style:font-pitch="variable" fo:font-size="36pt" fo:letter-spacing="-0.018cm" style:letter-kerning="true" style:font-name-asian="华文楷体" style:font-family-asian="华文楷体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" style:class="chapter">
      <style:text-properties fo:color="#404040" fo:letter-spacing="0.026cm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d5672" fo:border-bottom="0.51pt solid #0d5672"/>
      <style:text-properties fo:color="#0d5672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font-style="italic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loext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cm" fo:margin-bottom="0cm" loext:contextual-spacing="false" fo:line-height="100%"/>
      <style:text-properties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0d5672" style:shadow="#000000 0.009cm 0.009cm"/>
      <style:text-properties fo:color="#0d5672"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ndara" fo:font-family="Candara" style:font-family-generic="roman" style:font-pitch="variable" fo:font-size="20pt" fo:font-weight="bold" style:font-name-asian="华文楷体" style:font-family-asian="华文楷体" style:font-family-generic-asian="system" style:font-pitch-asian="variable" style:font-size-asian="20pt" style:font-weight-asian="bold" style:font-name-complex="Tahoma" style:font-family-complex="Tahoma" style:font-family-generic-complex="system" style:font-pitch-complex="variable" style:font-size-complex="20pt" style:font-weight-complex="bold"/>
    </style:style>
    <style:style style:name="Titre_20_2_20_Car" style:display-name="Titre 2 Car" style:family="text" style:parent-style-name="Default_20_Paragraph_20_Font">
      <style:text-properties style:font-name="Candara" fo:font-family="Candara" style:font-family-generic="roman" style:font-pitch="variable" fo:font-size="16pt" fo:font-weight="bold" style:font-name-asian="华文楷体" style:font-family-asian="华文楷体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Titre_20_3_20_Car" style:display-name="Titre 3 Car" style:family="text" style:parent-style-name="Default_20_Paragraph_20_Font">
      <style:text-properties style:font-name="Candara" fo:font-family="Candara" style:font-family-generic="roman" style:font-pitch="variable" fo:font-size="12pt" fo:font-weight="bold" style:font-name-asian="华文楷体" style:font-family-asian="华文楷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Candara" fo:font-family="Candara" style:font-family-generic="roman" style:font-pitch="variable" fo:font-style="italic" fo:font-weight="bold" style:font-name-asian="华文楷体" style:font-family-asian="华文楷体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Titre_20_7_20_Car" style:display-name="Titre 7 Car" style:family="text" style:parent-style-name="Default_20_Paragraph_20_Font">
      <style:text-properties style:font-name="Candara" fo:font-family="Candara" style:font-family-generic="roman" style:font-pitch="variable" fo:font-style="italic" style:font-name-asian="华文楷体" style:font-family-asian="华文楷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Titre_20_8_20_Car" style:display-name="Titre 8 Car" style:family="text" style:parent-style-name="Default_20_Paragraph_20_Font">
      <style:text-properties fo:text-transform="uppercase" fo:color="#272727" style:font-name="Candara" fo:font-family="Candara" style:font-family-generic="roman" style:font-pitch="variable" style:font-name-asian="华文楷体" style:font-family-asian="华文楷体" style:font-family-generic-asian="system" style:font-pitch-asian="variable" style:font-name-complex="Tahoma" style:font-family-complex="Tahoma" style:font-family-generic-complex="system" style:font-pitch-complex="variable" style:font-size-complex="9pt"/>
    </style:style>
    <style:style style:name="Titre_20_9_20_Car" style:display-name="Titre 9 Car" style:family="text" style:parent-style-name="Default_20_Paragraph_20_Font">
      <style:text-properties fo:text-transform="uppercase" style:font-name="Candara" fo:font-family="Candara" style:font-family-generic="roman" style:font-pitch="variable" fo:font-style="italic" style:font-name-asian="华文楷体" style:font-family-asian="华文楷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9pt" style:font-style-complex="italic"/>
    </style:style>
    <style:style style:name="Titre_20_Car" style:display-name="Titre Car" style:family="text" style:parent-style-name="Default_20_Paragraph_20_Font">
      <style:text-properties style:font-name="Candara" fo:font-family="Candara" style:font-family-generic="roman" style:font-pitch="variable" fo:font-size="36pt" fo:letter-spacing="-0.018cm" style:letter-kerning="true" style:font-name-asian="华文楷体" style:font-family-asian="华文楷体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ous-titre_20_Car" style:display-name="Sous-titre Car" style:family="text" style:parent-style-name="Default_20_Paragraph_20_Font">
      <style:text-properties fo:color="#404040" fo:letter-spacing="0.026cm"/>
    </style:style>
    <style:style style:name="Intense_20_Emphasis" style:display-name="Intense Emphasis" style:family="text" style:parent-style-name="Default_20_Paragraph_20_Font">
      <style:text-properties fo:color="#0d5672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0d5672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d5672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e_20_de_20_macro_20_Car" style:display-name="Texte de macro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FollowedHyperlink" style:family="text" style:parent-style-name="Default_20_Paragraph_20_Font">
      <style:text-properties fo:color="#215d4b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2e653e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595959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color="#1cade4"/>
    </style:style>
    <style:style style:name="ListLabel_20_2" style:display-name="ListLabel 2" style:family="text">
      <style:text-properties fo:color="#1cade4"/>
    </style:style>
    <style:style style:name="ListLabel_20_3" style:display-name="ListLabel 3" style:family="text">
      <style:text-properties fo:color="#1cade4"/>
    </style:style>
    <style:style style:name="ListLabel_20_4" style:display-name="ListLabel 4" style:family="text">
      <style:text-properties fo:color="#1cade4"/>
    </style:style>
    <style:style style:name="ListLabel_20_5" style:display-name="ListLabel 5" style:family="text">
      <style:text-properties fo:color="#1cade4"/>
    </style:style>
    <style:style style:name="ListLabel_20_6" style:display-name="ListLabel 6" style:family="text">
      <style:text-properties fo:color="#1cade4"/>
    </style:style>
    <style:style style:name="ListLabel_20_7" style:display-name="ListLabel 7" style:family="text">
      <style:text-properties fo:color="#1cade4"/>
    </style:style>
    <style:style style:name="ListLabel_20_8" style:display-name="ListLabel 8" style:family="text">
      <style:text-properties fo:color="#1cade4"/>
    </style:style>
    <style:style style:name="ListLabel_20_9" style:display-name="ListLabel 9" style:family="text">
      <style:text-properties fo:color="#1cade4"/>
    </style:style>
    <style:style style:name="ListLabel_20_10" style:display-name="ListLabel 10" style:family="text">
      <style:text-properties fo:color="#1cade4"/>
    </style:style>
    <style:style style:name="ListLabel_20_11" style:display-name="ListLabel 11" style:family="text">
      <style:text-properties fo:color="#1cade4"/>
    </style:style>
    <style:style style:name="ListLabel_20_12" style:display-name="ListLabel 12" style:family="text">
      <style:text-properties fo:color="#1cade4"/>
    </style:style>
    <style:style style:name="ListLabel_20_13" style:display-name="ListLabel 13" style:family="text">
      <style:text-properties fo:color="#1cade4"/>
    </style:style>
    <style:style style:name="ListLabel_20_14" style:display-name="ListLabel 14" style:family="text">
      <style:text-properties fo:color="#1cade4"/>
    </style:style>
    <style:style style:name="ListLabel_20_15" style:display-name="ListLabel 15" style:family="text">
      <style:text-properties fo:color="#1cade4"/>
    </style:style>
    <style:style style:name="ListLabel_20_16" style:display-name="ListLabel 16" style:family="text">
      <style:text-properties fo:color="#1cade4"/>
    </style:style>
    <style:style style:name="ListLabel_20_17" style:display-name="ListLabel 17" style:family="text">
      <style:text-properties fo:color="#1cade4"/>
    </style:style>
    <style:style style:name="ListLabel_20_18" style:display-name="ListLabel 18" style:family="text">
      <style:text-properties fo:color="#1cade4"/>
    </style:style>
    <style:style style:name="ListLabel_20_19" style:display-name="ListLabel 19" style:family="text">
      <style:text-properties fo:color="#1cade4"/>
    </style:style>
    <style:style style:name="ListLabel_20_20" style:display-name="ListLabel 20" style:family="text">
      <style:text-properties fo:color="#1cade4"/>
    </style:style>
    <style:style style:name="ListLabel_20_21" style:display-name="ListLabel 21" style:family="text">
      <style:text-properties fo:color="#1cade4"/>
    </style:style>
    <style:style style:name="ListLabel_20_22" style:display-name="ListLabel 22" style:family="text">
      <style:text-properties fo:color="#1cade4"/>
    </style:style>
    <style:style style:name="ListLabel_20_23" style:display-name="ListLabel 23" style:family="text">
      <style:text-properties fo:color="#1cade4"/>
    </style:style>
    <style:style style:name="ListLabel_20_24" style:display-name="ListLabel 24" style:family="text">
      <style:text-properties fo:color="#1cade4"/>
    </style:style>
    <style:style style:name="ListLabel_20_25" style:display-name="ListLabel 25" style:family="text">
      <style:text-properties fo:color="#1cade4"/>
    </style:style>
    <style:style style:name="ListLabel_20_26" style:display-name="ListLabel 26" style:family="text">
      <style:text-properties fo:color="#1cade4"/>
    </style:style>
    <style:style style:name="ListLabel_20_27" style:display-name="ListLabel 27" style:family="text">
      <style:text-properties fo:color="#1cade4"/>
    </style:style>
    <style:style style:name="ListLabel_20_28" style:display-name="ListLabel 28" style:family="text">
      <style:text-properties fo:color="#1cade4"/>
    </style:style>
    <style:style style:name="ListLabel_20_29" style:display-name="ListLabel 29" style:family="text">
      <style:text-properties fo:color="#1cade4"/>
    </style:style>
    <style:style style:name="ListLabel_20_30" style:display-name="ListLabel 30" style:family="text">
      <style:text-properties fo:color="#1cade4"/>
    </style:style>
    <style:style style:name="ListLabel_20_31" style:display-name="ListLabel 31" style:family="text">
      <style:text-properties fo:color="#1cade4"/>
    </style:style>
    <style:style style:name="ListLabel_20_32" style:display-name="ListLabel 32" style:family="text">
      <style:text-properties fo:color="#1cade4"/>
    </style:style>
    <style:style style:name="ListLabel_20_33" style:display-name="ListLabel 33" style:family="text">
      <style:text-properties fo:color="#1cade4"/>
    </style:style>
    <style:style style:name="ListLabel_20_34" style:display-name="ListLabel 34" style:family="text">
      <style:text-properties fo:color="#1cade4"/>
    </style:style>
    <style:style style:name="ListLabel_20_35" style:display-name="ListLabel 35" style:family="text">
      <style:text-properties fo:color="#1cade4"/>
    </style:style>
    <style:style style:name="ListLabel_20_36" style:display-name="ListLabel 36" style:family="text">
      <style:text-properties fo:color="#1cade4"/>
    </style:style>
    <style:style style:name="ListLabel_20_37" style:display-name="ListLabel 37" style:family="text">
      <style:text-properties fo:color="#1cade4"/>
    </style:style>
    <style:style style:name="ListLabel_20_38" style:display-name="ListLabel 38" style:family="text">
      <style:text-properties fo:color="#1cade4"/>
    </style:style>
    <style:style style:name="ListLabel_20_39" style:display-name="ListLabel 39" style:family="text">
      <style:text-properties fo:color="#1cade4"/>
    </style:style>
    <style:style style:name="ListLabel_20_40" style:display-name="ListLabel 40" style:family="text">
      <style:text-properties fo:color="#1cade4"/>
    </style:style>
    <style:style style:name="ListLabel_20_41" style:display-name="ListLabel 41" style:family="text">
      <style:text-properties fo:color="#1cade4"/>
    </style:style>
    <style:style style:name="ListLabel_20_42" style:display-name="ListLabel 42" style:family="text">
      <style:text-properties fo:color="#1cade4"/>
    </style:style>
    <style:style style:name="ListLabel_20_43" style:display-name="ListLabel 43" style:family="text">
      <style:text-properties fo:color="#1cade4"/>
    </style:style>
    <style:style style:name="ListLabel_20_44" style:display-name="ListLabel 44" style:family="text">
      <style:text-properties fo:color="#1cade4"/>
    </style:style>
    <style:style style:name="ListLabel_20_45" style:display-name="ListLabel 45" style:family="text">
      <style:text-properties fo:color="#1cade4"/>
    </style:style>
    <style:style style:name="ListLabel_20_46" style:display-name="ListLabel 46" style:family="text">
      <style:text-properties fo:color="#1cade4"/>
    </style:style>
    <style:style style:name="ListLabel_20_47" style:display-name="ListLabel 47" style:family="text">
      <style:text-properties fo:color="#1cade4"/>
    </style:style>
    <style:style style:name="ListLabel_20_48" style:display-name="ListLabel 48" style:family="text">
      <style:text-properties fo:color="#1cade4"/>
    </style:style>
    <style:style style:name="ListLabel_20_49" style:display-name="ListLabel 49" style:family="text">
      <style:text-properties fo:color="#1cade4"/>
    </style:style>
    <style:style style:name="ListLabel_20_50" style:display-name="ListLabel 50" style:family="text">
      <style:text-properties fo:color="#1cade4"/>
    </style:style>
    <style:style style:name="ListLabel_20_51" style:display-name="ListLabel 51" style:family="text">
      <style:text-properties fo:color="#1cade4"/>
    </style:style>
    <style:style style:name="ListLabel_20_52" style:display-name="ListLabel 52" style:family="text">
      <style:text-properties fo:color="#1cade4"/>
    </style:style>
    <style:style style:name="ListLabel_20_53" style:display-name="ListLabel 53" style:family="text">
      <style:text-properties fo:color="#1cade4"/>
    </style:style>
    <style:style style:name="ListLabel_20_54" style:display-name="ListLabel 54" style:family="text">
      <style:text-properties fo:color="#1cade4"/>
    </style:style>
    <style:style style:name="ListLabel_20_55" style:display-name="ListLabel 55" style:family="text">
      <style:text-properties fo:color="#1cade4"/>
    </style:style>
    <style:style style:name="ListLabel_20_56" style:display-name="ListLabel 56" style:family="text">
      <style:text-properties fo:color="#1cade4"/>
    </style:style>
    <style:style style:name="ListLabel_20_57" style:display-name="ListLabel 57" style:family="text">
      <style:text-properties fo:color="#1cade4"/>
    </style:style>
    <style:style style:name="ListLabel_20_58" style:display-name="ListLabel 58" style:family="text">
      <style:text-properties fo:color="#1cade4"/>
    </style:style>
    <style:style style:name="ListLabel_20_59" style:display-name="ListLabel 59" style:family="text">
      <style:text-properties fo:color="#1cade4"/>
    </style:style>
    <style:style style:name="ListLabel_20_60" style:display-name="ListLabel 60" style:family="text">
      <style:text-properties fo:color="#1cade4"/>
    </style:style>
    <style:style style:name="ListLabel_20_61" style:display-name="ListLabel 61" style:family="text">
      <style:text-properties fo:color="#1cade4"/>
    </style:style>
    <style:style style:name="ListLabel_20_62" style:display-name="ListLabel 62" style:family="text">
      <style:text-properties fo:color="#1cade4"/>
    </style:style>
    <style:style style:name="ListLabel_20_63" style:display-name="ListLabel 63" style:family="text">
      <style:text-properties fo:color="#1cade4"/>
    </style:style>
    <style:style style:name="ListLabel_20_64" style:display-name="ListLabel 64" style:family="text">
      <style:text-properties fo:color="#1cade4"/>
    </style:style>
    <style:style style:name="ListLabel_20_65" style:display-name="ListLabel 65" style:family="text">
      <style:text-properties fo:color="#1cade4"/>
    </style:style>
    <style:style style:name="ListLabel_20_66" style:display-name="ListLabel 66" style:family="text">
      <style:text-properties fo:color="#1cade4"/>
    </style:style>
    <style:style style:name="ListLabel_20_67" style:display-name="ListLabel 67" style:family="text">
      <style:text-properties fo:color="#1cade4"/>
    </style:style>
    <style:style style:name="ListLabel_20_68" style:display-name="ListLabel 68" style:family="text">
      <style:text-properties fo:color="#1cade4"/>
    </style:style>
    <style:style style:name="ListLabel_20_69" style:display-name="ListLabel 69" style:family="text">
      <style:text-properties fo:color="#1cade4"/>
    </style:style>
    <style:style style:name="ListLabel_20_70" style:display-name="ListLabel 70" style:family="text">
      <style:text-properties fo:color="#1cade4"/>
    </style:style>
    <style:style style:name="ListLabel_20_71" style:display-name="ListLabel 71" style:family="text">
      <style:text-properties fo:color="#1cade4"/>
    </style:style>
    <style:style style:name="ListLabel_20_72" style:display-name="ListLabel 72" style:family="text">
      <style:text-properties fo:color="#1cade4"/>
    </style:style>
    <style:style style:name="ListLabel_20_73" style:display-name="ListLabel 73" style:family="text">
      <style:text-properties fo:color="#1cade4"/>
    </style:style>
    <style:style style:name="ListLabel_20_74" style:display-name="ListLabel 74" style:family="text">
      <style:text-properties fo:color="#1cade4"/>
    </style:style>
    <style:style style:name="ListLabel_20_75" style:display-name="ListLabel 75" style:family="text">
      <style:text-properties fo:color="#1cade4"/>
    </style:style>
    <style:style style:name="ListLabel_20_76" style:display-name="ListLabel 76" style:family="text">
      <style:text-properties fo:color="#1cade4"/>
    </style:style>
    <style:style style:name="ListLabel_20_77" style:display-name="ListLabel 77" style:family="text">
      <style:text-properties fo:color="#1cade4"/>
    </style:style>
    <style:style style:name="ListLabel_20_78" style:display-name="ListLabel 78" style:family="text">
      <style:text-properties fo:color="#1cade4"/>
    </style:style>
    <style:style style:name="ListLabel_20_79" style:display-name="ListLabel 79" style:family="text">
      <style:text-properties fo:color="#1cade4"/>
    </style:style>
    <style:style style:name="ListLabel_20_80" style:display-name="ListLabel 80" style:family="text">
      <style:text-properties fo:color="#1cade4"/>
    </style:style>
    <style:style style:name="ListLabel_20_81" style:display-name="ListLabel 81" style:family="text">
      <style:text-properties fo:color="#1cade4"/>
    </style:style>
    <style:style style:name="ListLabel_20_82" style:display-name="ListLabel 82" style:family="text">
      <style:text-properties fo:color="#1cade4"/>
    </style:style>
    <style:style style:name="ListLabel_20_83" style:display-name="ListLabel 83" style:family="text">
      <style:text-properties fo:color="#1cade4"/>
    </style:style>
    <style:style style:name="ListLabel_20_84" style:display-name="ListLabel 84" style:family="text">
      <style:text-properties fo:color="#1cade4"/>
    </style:style>
    <style:style style:name="ListLabel_20_85" style:display-name="ListLabel 85" style:family="text">
      <style:text-properties fo:color="#1cade4"/>
    </style:style>
    <style:style style:name="ListLabel_20_86" style:display-name="ListLabel 86" style:family="text">
      <style:text-properties fo:color="#1cade4"/>
    </style:style>
    <style:style style:name="ListLabel_20_87" style:display-name="ListLabel 87" style:family="text">
      <style:text-properties fo:color="#1cade4"/>
    </style:style>
    <style:style style:name="ListLabel_20_88" style:display-name="ListLabel 88" style:family="text">
      <style:text-properties fo:color="#1cade4"/>
    </style:style>
    <style:style style:name="ListLabel_20_89" style:display-name="ListLabel 89" style:family="text">
      <style:text-properties fo:color="#1cade4"/>
    </style:style>
    <style:style style:name="ListLabel_20_90" style:display-name="ListLabel 90" style:family="text">
      <style:text-properties fo:color="#1cade4"/>
    </style:style>
    <style:style style:name="ListLabel_20_91" style:display-name="ListLabel 91" style:family="text">
      <style:text-properties fo:color="#1cade4"/>
    </style:style>
    <style:style style:name="ListLabel_20_92" style:display-name="ListLabel 92" style:family="text">
      <style:text-properties fo:color="#1cade4"/>
    </style:style>
    <style:style style:name="ListLabel_20_93" style:display-name="ListLabel 93" style:family="text">
      <style:text-properties fo:color="#1cade4"/>
    </style:style>
    <style:style style:name="ListLabel_20_94" style:display-name="ListLabel 94" style:family="text">
      <style:text-properties fo:color="#1cade4"/>
    </style:style>
    <style:style style:name="ListLabel_20_95" style:display-name="ListLabel 95" style:family="text">
      <style:text-properties fo:color="#1cade4"/>
    </style:style>
    <style:style style:name="ListLabel_20_96" style:display-name="ListLabel 96" style:family="text">
      <style:text-properties fo:color="#1cade4"/>
    </style:style>
    <style:style style:name="ListLabel_20_97" style:display-name="ListLabel 97" style:family="text">
      <style:text-properties fo:color="#1cade4"/>
    </style:style>
    <style:style style:name="ListLabel_20_98" style:display-name="ListLabel 98" style:family="text">
      <style:text-properties fo:color="#1cade4"/>
    </style:style>
    <style:style style:name="ListLabel_20_99" style:display-name="ListLabel 99" style:family="text">
      <style:text-properties fo:color="#1cade4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2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9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8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9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2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66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67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68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9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7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72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74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75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77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78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9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8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84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85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86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87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88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9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9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9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9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9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9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9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language-complex="fr" style:country-complex="FR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ntin</meta:initial-creator>
    <meta:editing-cycles>12</meta:editing-cycles>
    <meta:creation-date>2018-12-13T14:40:00</meta:creation-date>
    <dc:date>2018-12-14T11:14:15.895164823</dc:date>
    <meta:editing-duration>PT55M13S</meta:editing-duration>
    <meta:generator>LibreOffice/5.2.7.2$Linux_X86_64 LibreOffice_project/20m0$Build-2</meta:generator>
    <meta:document-statistic meta:table-count="0" meta:image-count="0" meta:object-count="0" meta:page-count="3" meta:paragraph-count="52" meta:word-count="408" meta:character-count="2317" meta:non-whitespace-character-count="20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onception Spec (vierge).dotx" xlink:href=""/>
  </office:meta>
</office:document-meta>
</file>